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/>
    </style:style>
    <style:style style:name="P2" style:family="paragraph" style:parent-style-name="Standard">
      <style:text-properties style:text-line-through-style="solid" style:text-line-through-type="single"/>
    </style:style>
    <style:style style:name="P3" style:family="paragraph" style:parent-style-name="Standard">
      <style:text-properties style:text-line-through-style="solid" style:text-line-through-type="single"/>
    </style:style>
    <style:style style:name="T1" style:family="text">
      <style:text-properties officeooo:rsid="00077d9a"/>
    </style:style>
    <style:style style:name="T2" style:family="text">
      <style:text-properties officeooo:rsid="000bb668"/>
    </style:style>
    <style:style style:name="T3" style:family="text">
      <style:text-properties officeooo:rsid="000cc5d7"/>
    </style:style>
    <style:style style:name="T4" style:family="text">
      <style:text-properties style:text-line-through-style="none" style:text-line-through-type="none" officeooo:rsid="000efafe"/>
    </style:style>
    <style:style style:name="T5" style:family="text">
      <style:text-properties style:text-line-through-style="none" style:text-line-through-type="none" officeooo:rsid="001919d6"/>
    </style:style>
    <style:style style:name="T6" style:family="text">
      <style:text-properties officeooo:rsid="000d6b90"/>
    </style:style>
    <style:style style:name="T7" style:family="text">
      <style:text-properties officeooo:rsid="000e3d17"/>
    </style:style>
    <style:style style:name="T8" style:family="text">
      <style:text-properties officeooo:rsid="000efafe"/>
    </style:style>
    <style:style style:name="T9" style:family="text">
      <style:text-properties officeooo:rsid="0013798e"/>
    </style:style>
    <style:style style:name="T10" style:family="text">
      <style:text-properties officeooo:rsid="00162745"/>
    </style:style>
    <style:style style:name="T11" style:family="text">
      <style:text-properties officeooo:rsid="0017673e"/>
    </style:style>
    <style:style style:name="T12" style:family="text">
      <style:text-properties officeooo:rsid="001919d6"/>
    </style:style>
    <style:style style:name="T13" style:family="text">
      <style:text-properties officeooo:rsid="001a40f2"/>
    </style:style>
    <style:style style:name="T14" style:family="text">
      <style:text-properties officeooo:rsid="001b9e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EW :</text:p>
      <text:p text:style-name="Standard"><text:s text:c="4"/>EQ :</text:p>
      <text:p text:style-name="P2"><text:tab/>Nowa zakładka dla <text:span text:style-name="T1">składników </text:span>do craftu</text:p>
      <text:p text:style-name="P2"><text:tab/>Przerobić system odporności na normalne numerki(Nie części dziesiętne)</text:p>
      <text:p text:style-name="P2"><text:tab/><text:span text:style-name="T7">System incrementacji wymaga poprawek</text:span></text:p>
      <text:p text:style-name="Standard"><text:tab/><text:span text:style-name="T7">Wyswietlanie poszczególnych incrementacji jest ułomne :)</text:span></text:p>
      <text:p text:style-name="P2"><text:tab/>Itemki powinny mieć napisane z jakiego są materiału</text:p>
      <text:p text:style-name="P2"><text:tab/>Itemki powinny mieć wypisane durability na slocie</text:p>
      <text:p text:style-name="P2"><text:tab/>Pasek ceny powninen być mniejszy + zawierać ikone waluty</text:p>
      <text:p text:style-name="P2"><text:tab/>Dodać skalowanie mocy itemu z jego materiałem</text:p>
      <text:p text:style-name="P2"><text:tab/>Dodać informacje na temat obsługi menu w odpowiednich paskach <text:s/><text:span text:style-name="T8">( </text:span><text:span text:style-name="T4">Słabo )</text:span></text:p>
      <text:p text:style-name="P2"><text:tab/>Itemy przywracające powiny mieć w statytystykach że leczą</text:p>
      <text:p text:style-name="P2"><text:tab/><text:span text:style-name="T2">Wprowadzić nowe paski categori – te są paskude</text:span></text:p>
      <text:p text:style-name="P1"><text:tab/><text:span text:style-name="T2">Miejsce kluczy – nie są komponentami</text:span></text:p>
      <text:p text:style-name="P2"><text:tab/><text:span text:style-name="T3">Sortowanie wewnątrz kategorii</text:span></text:p>
      <text:p text:style-name="Standard"/>
      <text:p text:style-name="Standard"><text:s text:c="4"/>Craft:</text:p>
      <text:p text:style-name="Standard"><text:tab/>Dodać do craftu możliwość stworzenia itemów z lepszych mateirałów po zwiększonym koszcie</text:p>
      <text:p text:style-name="P2"><text:tab/>Rozważyć dodanie osobnego mateirału dla itemków które można zjesc</text:p>
      <text:p text:style-name="Standard"><text:tab/>Dołożyć zaplanowane wczeniej nowe przedmioty/</text:p>
      <text:p text:style-name="Standard"><text:tab/>Sprawdzić składniki do kraftu i przpisy </text:p>
      <text:p text:style-name="Standard"/>
      <text:p text:style-name="Standard"><text:s text:c="4"/>Enemy:</text:p>
      <text:p text:style-name="P2"><text:tab/>Wymyśleć poprawki w dropieniu itemów z przeciwników</text:p>
      <text:p text:style-name="Standard"><text:s text:c="8"/></text:p>
      <text:p text:style-name="Standard"><text:s text:c="4"/>Gameplay:</text:p>
      <text:p text:style-name="Standard"><text:tab/>Przyjrzeć się generowaniu w segmenice</text:p>
      <text:p text:style-name="P2"><text:tab/>Dołożyć ekran ładowania podczas genereowania</text:p>
      <text:p text:style-name="P2"><text:tab/>Schować wygenereowane elementy tak żeby nie generwały się kilkukrotnie<text:span text:style-name="T12">(</text:span><text:span text:style-name="T5">Bugi)</text:span></text:p>
      <text:p text:style-name="Standard"><text:tab/>Poprawić ten brzydki klocek z magii ziemi</text:p>
      <text:p text:style-name="Standard"><text:tab/><text:span text:style-name="T6">W handlu dodać okno do porównywania statystyk przemiotów</text:span></text:p>
      <text:p text:style-name="Standard"><text:tab/><text:span text:style-name="T10">Niszczenie beczek przy pomocy zaklęć</text:span></text:p>
      <text:p text:style-name="P2"><text:tab/><text:span text:style-name="T14">Mobki wyższego poziomu się strasznie wleką ...</text:span></text:p>
      <text:p text:style-name="Standard"/>
      <text:p text:style-name="Standard"><text:s text:c="4"/><text:span text:style-name="T11">Mapa:</text:span></text:p>
      <text:p text:style-name="Standard"><text:tab/><text:span text:style-name="T11">Grafiki map</text:span></text:p>
      <text:p text:style-name="Standard"><text:tab/><text:span text:style-name="T11">Resetowanie się wszystkich mobków i skrzynek po zmianie poziomu :)</text:span></text:p>
      <text:p text:style-name="Standard"><text:tab/><text:span text:style-name="T13">MapManager ciągle oczekuje na ukończenie</text:span></text:p>
      <text:p text:style-name="Standard"/>
      <text:p text:style-name="Standard"><text:s text:c="3"/><text:span text:style-name="T13">Trzeba poszukać błędów :) pojawiły się nowe „rzeczy”</text:span></text:p>
      <text:p text:style-name="Standard"/>
      <text:p text:style-name="Standard">BUGFIX :</text:p>
      <text:p text:style-name="P2"><text:s text:c="3"/>Przewijanie w jednej zakładce nie działa prawidłowo klocek wyskakuje w sciane</text:p>
      <text:p text:style-name="P2"><text:s text:c="3"/>(!)W zakładce Skilli w 2 rzedzie rzuca out_of_bound po nacisnieciu w prawo</text:p>
      <text:p text:style-name="Standard"><text:s text:c="3"/>(?)Itemki z craftu nie powinny mieć premii</text:p>
      <text:p text:style-name="P2"><text:s text:c="3"/>(?)Itemki nie skalują się z rzeczywistymi wartościami</text:p>
      <text:p text:style-name="P2"><text:s text:c="3"/>(?)Wyeliminować przeciwników chodzących tyłem</text:p>
      <text:p text:style-name="Standard"><text:s text:c="3"/><text:span text:style-name="T10">Trochnalis baseDead animation nie działa</text:span></text:p>
      <text:p text:style-name="Standard"><text:s text:c="3"/>(?)Poprawić mobkom omijanie przeszkód poprzez poprawkę w CollisionBoxie</text:p>
      <text:p text:style-name="Standard"><text:s text:c="3"/>Itemki nie mogą pozostawać nad bohaterem</text:p>
      <text:p text:style-name="P2"><text:s text:c="3"/>(?)Trochnalis ma problem z animacją w prawo </text:p>
      <text:p text:style-name="P2"><text:soft-page-break/><text:s text:c="3"/>(!)Przy zmianie planszy FLA-S próbował skorzystać ze zwolnionej uprzednio instancji Astara</text:p>
      <text:p text:style-name="P2"><text:s text:c="3"/><text:span text:style-name="T9">(!)Klocek rzucił błędem :) nie wiem czy da się zreplikować</text:span></text:p>
      <text:p text:style-name="Standard"/>
      <text:p text:style-name="Standard">STATUS GRY : <text:span text:style-name="T12">Grywalna, chociaż dużo błędów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ＭＳ 明朝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ＭＳ 明朝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3:07:26.408000000</meta:creation-date>
    <dc:date>2019-03-26T16:40:21.307000000</dc:date>
    <meta:editing-duration>P1DT10H2M55S</meta:editing-duration>
    <meta:editing-cycles>13</meta:editing-cycles>
    <meta:generator>LibreOffice/6.2.0.3$Windows_X86_64 LibreOffice_project/98c6a8a1c6c7b144ce3cc729e34964b47ce25d62</meta:generator>
    <meta:document-statistic meta:table-count="0" meta:image-count="0" meta:object-count="0" meta:page-count="2" meta:paragraph-count="49" meta:word-count="305" meta:character-count="2247" meta:non-whitespace-character-count="1893"/>
  </office:meta>
</office:document-meta>
</file>